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2" style:parent-style-name="StrongEmphasis" style:family="text">
      <style:text-properties fo:font-size="16pt" style:font-size-asian="16pt" style:font-size-complex="16pt"/>
    </style:style>
    <style:style style:name="P3" style:parent-style-name="Standard" style:family="paragraph">
      <style:text-properties fo:font-weight="bold" style:font-weight-asian="bold" style:font-weight-complex="bold"/>
    </style:style>
    <style:style style:name="P4" style:parent-style-name="Textbody" style:family="paragraph">
      <style:paragraph-properties fo:line-height="150%"/>
      <style:text-properties fo:font-size="16pt" style:font-size-asian="16pt" style:font-size-complex="16pt"/>
    </style:style>
    <style:style style:name="P5" style:parent-style-name="Textbody" style:family="paragraph">
      <style:paragraph-properties fo:line-height="150%"/>
      <style:text-properties fo:font-size="16pt" style:font-size-asian="16pt" style:font-size-complex="16pt"/>
    </style:style>
    <style:style style:name="P6" style:parent-style-name="Textbody" style:family="paragraph">
      <style:paragraph-properties fo:line-height="150%"/>
      <style:text-properties fo:font-size="16pt" style:font-size-asian="16pt" style:font-size-complex="16pt"/>
    </style:style>
    <style:style style:name="P7" style:parent-style-name="Textbody" style:family="paragraph">
      <style:paragraph-properties fo:line-height="150%"/>
      <style:text-properties fo:font-size="16pt" style:font-size-asian="16pt" style:font-size-complex="16pt"/>
    </style:style>
    <style:style style:name="P8" style:parent-style-name="Textbody" style:family="paragraph">
      <style:paragraph-properties fo:line-height="150%"/>
      <style:text-properties fo:font-size="16pt" style:font-size-asian="16pt" style:font-size-complex="16pt"/>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size="17pt" style:font-size-asian="17pt" style:font-size-complex="17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office:automatic-styles>
  <office:body>
    <office:text text:use-soft-page-breaks="true">
      <text:h text:style-name="P1" text:outline-level="1">Operaciones de<text:s/><text:span text:style-name="T2">archivos</text:span><text:s/>con Git</text:h>
      <text:p text:style-name="P3"/>
      <text:p text:style-name="P4">Descubramos el funcionamiento y la sintaxis de las instrucciones de Git que le permiten ignorar archivos que no se van a rastrear, eliminar archivos, moverlos y renombrarlos.</text:p>
      <text:p text:style-name="P5"/>
      <text:p text:style-name="P6"/>
      <text:p text:style-name="P7">Git proporciona algunas características a través de las cuales realizar operaciones simples para la administración de archivos, a través del DVCS pueden ignorarse cuando son de importancia secundaria en una aplicación, se mueven o eliminan, lo que influye directamente en la evolución de un proyecto y las necesidades relacionadas con el control de versiones. para su implementación.</text:p>
      <text:p text:style-name="P8"/>
      <text:p text:style-name="P9">Definir los archivos a ignorar</text:p>
      <text:p text:style-name="P10">No todos los archivos que pertenecen a un proyecto son indispensables para las actividades de desarrollo y control de versiones, piense por ejemplo en los registros producidos automáticamente por las pruebas de la aplicación, por las sesiones de depuración o por los puntos de referencia, estos últimos de hecho no forman parte de la estructura de un software y puede variar según el entorno de referencia. Si desea evitar que estos recursos participen en el flujo de datos que se transmite desde el directorio de trabajo al directorio de Git, la mejor solución será crear listas de exclusión<text:s/>especiales.</text:p>
      <text:p text:style-name="P11"/>
      <text:p text:style-name="P12">En el DVCS estas listas se denominan .gitignore, pueden contener patrones que permiten establecer a través de instrucciones individuales qué grupos de archivos deben ser ignorados, como por ejemplo en el caso de archivos temporales producidos por editores durante las actividades de<text:s/><text:soft-page-break/>modificación de los recursos involucrados; lo indicado en .gitignore afectará a todos los directorios de un proyecto, salvo que ellos mismos presenten su propia lista de exclusión.</text:p>
      <text:p text:style-name="P13"/>
      <text:p text:style-name="P14">El siguiente ejemplo muestra en primer lugar la instrucción para la creación de .gitignore y, posteriormente, la directiva con la que será posible ignorar todos los archivos caracterizados por una extensión específica; también tenga en cuenta el uso del comodín * que le permitirá no tener que especificar los nombres completos de los archivos a ignorar uno por uno:</text:p>
      <text:p text:style-name="Standard"/>
      <text:p text:style-name="Standard">$ cat .gitignore</text:p>
      <text:p text:style-name="Standard"># ignora<text:s/>todos los archivos con extensión<text:s/>.log</text:p>
      <text:p text:style-name="Standard">*.log</text:p>
      <text:p text:style-name="Standard"/>
      <text:p text:style-name="Standard"/>
      <text:p text:style-name="P15">Definir patrones para .gitignore</text:p>
      <text:p text:style-name="P16">Claramente también es posible crear patrones articulados e insertar múltiples directivas en la misma lista, como en el caso de<text:s/>el<text:s/>.gitignore<text:s/>siguiente que te permitirá ignorar todos los archivos que terminen en "x", "y" o tilde ("~"):</text:p>
      <text:p text:style-name="Standard"/>
      <text:p text:style-name="Standard">$ cat .gitignore</text:p>
      <text:p text:style-name="Standard"># ignora<text:s/>todos los archivos que terminan con el símbolo especificado</text:p>
      <text:p text:style-name="Standard">*.[xy]</text:p>
      <text:p text:style-name="Standard">#<text:s/>ignora todos los archivos que terminan con el símbolo especificado</text:p>
      <text:p text:style-name="Standard">*~</text:p>
      <text:p text:style-name="Standard"/>
      <text:p text:style-name="P17">La sintaxis proporcionada le permite operar en directorios completos y en todo su contenido, en el caso específico del ejemplo propuesto a continuación, se ignorarán todas las carpetas, subcarpetas y archivos dentro del directorio, tmp mientras que, en lo que respecta logs, se ignorarán solo los archivos:</text:p>
      <text:p text:style-name="Standard"/>
      <text:p text:style-name="Standard">$ cat .gitignore</text:p>
      <text:p text:style-name="Standard"># ignora<text:s/>los directorios y subdirectorios de la carpeta tmp</text:p>
      <text:p text:style-name="Standard">tmp/**/*</text:p>
      <text:p text:style-name="Standard">#<text:s/>ignora todos los archivos contenidos en la carpeta logs</text:p>
      <text:p text:style-name="Standard">logs/</text:p>
      <text:p text:style-name="Standard"/>
      <text:p text:style-name="Standard">*<text:s/>no es el único elemento ( glob pattern ) disponible para definir patrones, se puede utilizar por ejemplo !para evitar que se ignore un determinado archivo:</text:p>
      <text:p text:style-name="Standard"/>
      <text:p text:style-name="P18">$ cat .gitignore</text:p>
      <text:p text:style-name="Standard"># ignora<text:s/>todos los archivos con la extensión .html</text:p>
      <text:p text:style-name="P19">*.html</text:p>
      <text:soft-page-break/>
      <text:p text:style-name="P20">#<text:s/>excepto<text:s/>index.html</text:p>
      <text:p text:style-name="P21">!index.html</text:p>
      <text:p text:style-name="P22"/>
      <text:p text:style-name="Standard">Del mismo<text:s/>modo,<text:s/>/<text:s/>también te permitirá gestionar los homónimos entre archivos y carpetas o las exclusiones internas de estos últimos:</text:p>
      <text:p text:style-name="Standard"/>
      <text:p text:style-name="Standard">$ cat .gitignore</text:p>
      <text:p text:style-name="Standard"># ignora<text:s/>el archivo<text:s/>DOC<text:s/>dentro de<text:s/>ROOT,<text:s/>pero<text:s/>no la carpeta<text:s/>DOC</text:p>
      <text:p text:style-name="P23">/DOC</text:p>
      <text:p text:style-name="Standard"># ignora<text:s/>todos los archivos PHP de la carpeta test, pero no el subdirectorio</text:p>
      <text:p text:style-name="Standard">test/*.php</text:p>
      <text:p text:style-name="Standard">#<text:s/>ignora todos los archivos PHP de la carpeta test que pertenezcan<text:s/>a sus<text:s/>subdirectorios</text:p>
      <text:p text:style-name="Standard">test/**/*.php</text:p>
      <text:p text:style-name="Standard"/>
      <text:p text:style-name="Standard">Utilizándolo será posible ignorar archivos cuyos nombres contengan caracteres únicos, así como con [0-9] o variantes de este rango, los archivos con caracteres incluidos dentro de él serán ignorados, mientras que las líneas vacías o directivas precedidas serán ignoradas #por considerarse comentarios. Las combinaciones disponibles son, por tanto, numerosas, pero recuerda que insertarlo en .gitignore<text:s/>un archivo que ya ha sido rastreado no lo excluirá automáticamente de esta actividad.</text:p>
      <text:p text:style-name="Standard"/>
      <text:p text:style-name="P24">Eliminación de archivos</text:p>
      <text:p text:style-name="P25"/>
      <text:p text:style-name="Standard">Eliminar un archivo requiere un procedimiento bastante simple basado en comandos en Git git rm, pero sin embargo es interesante observar cuál es el efecto de esta operación en la economía de un proyecto; en esencia, un archivo a ser borrado debe ser removido del área del escenario para excluir su seguimiento, luego de lo cual se debe comprometer esta intervención y su cancelación también se obtendrá del directorio de trabajo.</text:p>
      <text:p text:style-name="Standard"/>
      <text:p text:style-name="Standard">Para comodidad del usuario git rm, a quien se le debe dar como argumento el nombre del archivo a borrar, realizará todos los pasos descritos anteriormente.</text:p>
      <text:p text:style-name="Standard"/>
      <text:p text:style-name="Standard"/>
      <text:p text:style-name="Standard"/>
      <text:p text:style-name="P26">Eliminar un archivo con Git</text:p>
      <text:p text:style-name="Standard">git rm admite el uso de patrones y comodines para la eliminación de recursos, en este sentido los dos ejemplos propuestos a continuación muestran respectivamente cómo eliminar todos los archivos con una extensión específica y todos los archivos presentes en una carpeta específica con la misma extensión; nótese el uso de la barra invertida antes del asterisco, que es necesaria para el correcto funcionamiento de las instrucciones.</text:p>
      <text:p text:style-name="Standard"/>
      <text:p text:style-name="P27">$ git rm \*.txt</text:p>
      <text:p text:style-name="P28">$ git rm docs/\*.txt</text:p>
      <text:p text:style-name="P29"/>
      <text:p text:style-name="Standard">Puede ocurrir que un usuario quiera borrar un archivo del área de escenario manteniéndolo en el directorio de trabajo, esto será posible gracias a la opción –cached que finalizará el rastreo del archivo pasado como argumento sin borrar la copia local; este último en el futuro puede ser traído de vuelta a la pasantía a través de git add.</text:p>
      <text:p text:style-name="Standard"/>
      <text:p text:style-name="Standard"/>
      <text:p text:style-name="P30">Eliminación de un archivo solo del área del escenario</text:p>
      <text:p text:style-name="P31"/>
      <text:soft-page-break/>
      <text:p text:style-name="Standard">Si elimina un archivo manualmente del directorio de trabajo, git status lo identificará como<text:s/>modificado,<text:s/>pero no actualizado, por lo tanto, los cambios no darán como resultado una puesta en escena y aún tendrá que continuar con una llamada a git rm; esta intervención se registrará en el directorio de Git para coincidir con la próxima confirmación.</text:p>
      <text:p text:style-name="Standard"/>
      <text:p text:style-name="P32">Mover archivos</text:p>
      <text:p text:style-name="Standard">Como ejemplo, cree una nueva carpeta nombrada en su directorio de trabajo backup, luego de lo cual mueve el archivo NOTES dentro de este último usando una instrucción basada en el comando mv, cambiando simultáneamente su nombre a NOTES_BK:</text:p>
      <text:p text:style-name="Standard"/>
      <text:p text:style-name="Standard">$ mv NOTES backup/NOTES_BK</text:p>
      <text:p text:style-name="Standard"/>
      <text:p text:style-name="Standard">Para devolver el archivo a su ubicación original y renombrarlo como antes, simplemente respete la misma sintaxis y las rutas internas a su área de trabajo:</text:p>
      <text:p text:style-name="Standard"/>
      <text:p text:style-name="P33">$ cd backup/</text:p>
      <text:p text:style-name="P34">$ mv NOTES_BK ../NOTES</text:p>
      <text:p text:style-name="P35"/>
      <text:p text:style-name="Standard">Observe cómo mv le permite realizar operaciones de cambio de nombre y movimiento de archivos ; un archivo rastreado también se rastreará una vez que se mueva, pero se requerirá una confirmación para que este cambio también se almacene en el directorio Git; sin embargo, Git no almacenará información sobre si se ha cambiado el nombre de un archiv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1Car" style:display-name="Título 1 Car" style:family="text" style:parent-style-name="Fuentedepárrafopredeter.">
      <style:text-properties style:font-name="Liberation Sans" style:font-name-asian="Noto Sans CJK SC" fo:font-weight="bold" style:font-weight-asian="bold" style:font-weight-complex="bold" fo:font-size="14pt" style:font-size-asian="14pt" style:font-size-complex="14pt"/>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5T11:19:00Z</meta:creation-date>
    <dc:date>2023-01-24T11:42:00Z</dc:date>
    <meta:template xlink:href="Normal.dotm" xlink:type="simple"/>
    <meta:editing-cycles>3</meta:editing-cycles>
    <meta:editing-duration>PT12660S</meta:editing-duration>
    <meta:document-statistic meta:page-count="4" meta:paragraph-count="13" meta:word-count="1059" meta:character-count="6875" meta:row-count="48" meta:non-whitespace-character-count="5829"/>
  </office:meta>
</office:document-meta>
</file>